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" fo:font-size="14.1000003814697pt" fo:font-weight="bold" officeooo:rsid="000589db" officeooo:paragraph-rsid="000589d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" style:family="paragraph" style:parent-style-name="Heading_20_1">
      <style:text-properties officeooo:rsid="00053758" officeooo:paragraph-rsid="00053758"/>
    </style:style>
    <style:style style:name="P3" style:family="paragraph" style:parent-style-name="Heading_20_1">
      <style:text-properties officeooo:paragraph-rsid="000589db"/>
    </style:style>
    <style:style style:name="P4" style:family="paragraph" style:parent-style-name="Standard">
      <style:text-properties officeooo:rsid="0004a9cf" officeooo:paragraph-rsid="0004a9cf"/>
    </style:style>
    <style:style style:name="P5" style:family="paragraph" style:parent-style-name="Standard" style:list-style-name="L2">
      <style:text-properties fo:color="#cccccc" style:font-name="Droid Sans Mono" fo:font-size="10.5pt" fo:font-weight="normal" officeooo:rsid="000589db" officeooo:paragraph-rsid="000589db" fo:background-color="#1f1f1f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officeooo:paragraph-rsid="00053758"/>
    </style:style>
    <style:style style:name="P8" style:family="paragraph" style:parent-style-name="Text_20_body" style:list-style-name="L1">
      <style:text-properties officeooo:rsid="00053758" officeooo:paragraph-rsid="00053758"/>
    </style:style>
    <style:style style:name="P9" style:family="paragraph" style:parent-style-name="Text_20_body">
      <style:text-properties officeooo:rsid="000589db" officeooo:paragraph-rsid="000589db"/>
    </style:style>
    <style:style style:name="P10" style:family="paragraph" style:parent-style-name="Text_20_body" style:list-style-name="L2">
      <style:text-properties officeooo:rsid="000589db" officeooo:paragraph-rsid="000589db"/>
    </style:style>
    <style:style style:name="P11" style:family="paragraph" style:parent-style-name="Text_20_body" style:list-style-name="L2">
      <style:text-properties officeooo:rsid="000589db" officeooo:paragraph-rsid="0006d2b4"/>
    </style:style>
    <style:style style:name="P12" style:family="paragraph" style:parent-style-name="Text_20_body" style:list-style-name="L2">
      <style:text-properties officeooo:paragraph-rsid="000589db"/>
    </style:style>
    <style:style style:name="P13" style:family="paragraph" style:parent-style-name="Text_20_body" style:list-style-name="L2">
      <style:text-properties officeooo:paragraph-rsid="0006d2b4"/>
    </style:style>
    <style:style style:name="P14" style:family="paragraph" style:parent-style-name="Text_20_body" style:list-style-name="L2">
      <style:text-properties officeooo:rsid="00086a32" officeooo:paragraph-rsid="00086a32"/>
    </style:style>
    <style:style style:name="P15" style:family="paragraph" style:parent-style-name="Title">
      <style:text-properties officeooo:rsid="000589db" officeooo:paragraph-rsid="000589db"/>
    </style:style>
    <style:style style:name="T1" style:family="text">
      <style:text-properties officeooo:rsid="000589db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4ec9b0"/>
    </style:style>
    <style:style style:name="T5" style:family="text">
      <style:text-properties fo:color="#d4d4d4"/>
    </style:style>
    <style:style style:name="T6" style:family="text">
      <style:text-properties fo:color="#9cdcf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89db" style:font-style-asian="normal" style:font-style-complex="normal"/>
    </style:style>
    <style:style style:name="T10" style:family="text">
      <style:text-properties fo:font-style="normal" officeooo:rsid="0006d2b4" style:font-style-asian="normal" style:font-style-complex="normal"/>
    </style:style>
    <style:style style:name="T11" style:family="text">
      <style:text-properties officeooo:rsid="0006d2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irmware notes rd 2</text:p>
      <text:p text:style-name="P9">Lighthouse_position_est.c</text:p>
      <text:list xml:id="list2744349779" text:style-name="L2">
        <text:list-item>
          <text:p text:style-name="P5"><text:span text:style-name="T2">static</text:span> <text:span text:style-name="T2">void</text:span> <text:span text:style-name="T3">estimatePositionSweeps</text:span>(<text:span text:style-name="T2">const</text:span> <text:span text:style-name="T4">pulseProcessor_t</text:span><text:span text:style-name="T5">*</text:span> <text:span text:style-name="T6">appState</text:span>, <text:span text:style-name="T4">pulseProcessorResult_t</text:span><text:span text:style-name="T5">*</text:span> <text:span text:style-name="T6">angles</text:span>, <text:span text:style-name="T2">int</text:span> <text:span text:style-name="T6">baseStation</text:span>)</text:p>
          <text:list>
            <text:list-item>
              <text:p text:style-name="P10">will call estimatePositionSweepsLh2 for us</text:p>
            </text:list-item>
          </text:list>
        </text:list-item>
        <text:list-item>
          <text:p text:style-name="P5"><text:span text:style-name="T2">static</text:span> <text:span text:style-name="T2">void</text:span> <text:span text:style-name="T3">estimatePositionSweepsLh2</text:span>(<text:span text:style-name="T2">const</text:span> <text:span text:style-name="T4">pulseProcessor_t</text:span><text:span text:style-name="T5">*</text:span> <text:span text:style-name="T6">appState</text:span>, <text:span text:style-name="T4">pulseProcessorResult_t</text:span><text:span text:style-name="T5">*</text:span> <text:span text:style-name="T6">angles</text:span>, <text:span text:style-name="T2">int</text:span> <text:span text:style-name="T6">baseStation</text:span>) {</text:p>
          <text:list>
            <text:list-item>
              <text:p text:style-name="P13"><text:span text:style-name="T11">Assigns bsCalib</text:span></text:p>
              <text:list>
                <text:list-item>
                  <text:p text:style-name="P14">bsGeometry is a type, but I’m not sure wh</text:p>
                </text:list-item>
              </text:list>
            </text:list-item>
            <text:list-item>
              <text:p text:style-name="P13"><text:span text:style-name="T1">creates a varaible </text:span><text:span text:style-name="T11">newData field (</text:span><text:span text:style-name="T1">lighthouseCalibration_t </text:span><text:span text:style-name="T11">type pointer)</text:span><text:span text:style-name="T1">, </text:span><text:span text:style-name="T11">which changes the pulseProcessor_t</text:span></text:p>
              <text:list>
                <text:list-item>
                  <text:p text:style-name="P11"><text:span text:style-name="T11">lighthouseCalibration_t type is defined within: </text:span><text:span text:style-name="T7">src</text:span><text:span text:style-name="T8">utils/interface/lighthouse/lighthouse_types.h</text:span></text:p>
                  <text:list>
                    <text:list-item>
                      <text:p text:style-name="P12"><text:span text:style-name="T9">This thing stores 2 lighthouseCalibrationSweep_t which is a phase, tilt, curve, gibmag, gibphase, ogeemag, ogeephase, </text:span><text:span text:style-name="T10">along with a uid (uint32_t), and a valid field (boolean). 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0"/></text:p>
            </text:list-item>
          </text:list>
        </text:list-item>
      </text:list>
      <text:h text:style-name="P2" text:outline-level="1"/>
      <text:h text:style-name="P2" text:outline-level="1">Changing Sensor Position</text:h>
      <text:p text:style-name="P7">src/modules/src/lighthouse/lighthouse_position_est.c</text:p>
      <text:list xml:id="list2988361793" text:style-name="L1">
        <text:list-item>
          <text:p text:style-name="P8">multiply all SENSOR_POS_W by -1 to flip it upside down. </text:p>
        </text:list-item>
      </text:list>
      <text:p text:style-name="P9"/>
      <text:h text:style-name="P3" text:outline-level="1"/>
      <text:h text:style-name="P3" text:outline-level="1"><text:span text:style-name="T1">Tests Run</text:span></text:h>
      <text:h text:style-name="P1" text:outline-level="3">No changes to firmware</text:h>
      <text:p text:style-name="P6">Estimate position sweeps LH2 (performed at line 334 in lighthoue_position_est.c)</text:p>
      <text:p text:style-name="P4">sweepInfo.rotorRot[0]0: -0.104769</text:p>
      <text:p text:style-name="P4">1: -0.762651</text:p>
      <text:p text:style-name="P4">2: -0.638268</text:p>
      <text:p text:style-name="P4">[1]0: 0.0</text:p>
      <text:p text:style-name="P4"><text:soft-page-break/>1: 0.721370</text:p>
      <text:p text:style-name="P4">2: -0.216500</text:p>
      <text:p text:style-name="P4">[2]0: -0.423685</text:p>
      <text:p text:style-name="P4">1: 0.879555</text:p>
      <text:p text:style-name="P4">2: 0.0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officeooo:rsid="000589d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50:37.317919804</meta:creation-date>
    <dc:date>2023-05-11T15:26:50.111780632</dc:date>
    <meta:editing-duration>PT15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141" meta:character-count="1134" meta:non-whitespace-character-count="1026"/>
  </office:meta>
</office:document-meta>
</file>